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5cm"/>
    </style:style>
    <style:style style:name="gr2" style:family="graphic" style:parent-style-name="standard">
      <style:graphic-properties svg:stroke-color="#999999" draw:fill="none" draw:fill-color="#ffffcc" draw:textarea-horizontal-align="left" draw:textarea-vertical-align="top" draw:auto-grow-height="false" fo:padding-top="0.279cm" fo:padding-bottom="0.279cm" fo:padding-left="0.305cm" fo:padding-right="0.305cm"/>
    </style:style>
    <style:style style:name="gr3" style:family="graphic" style:parent-style-name="standard">
      <style:graphic-properties svg:stroke-color="#999999" draw:fill="none" draw:fill-color="#e6e6e6" draw:textarea-horizontal-align="left" draw:textarea-vertical-align="top" draw:auto-grow-height="false" fo:padding-top="0.178cm" fo:padding-bottom="0.178cm" fo:padding-left="0.305cm" fo:padding-right="0.305cm"/>
    </style:style>
    <style:style style:name="gr4" style:family="graphic" style:parent-style-name="standard">
      <style:graphic-properties draw:stroke="dash" draw:stroke-dash="Fine_20_Dashed_20__28_var_29_" svg:stroke-width="0.051cm" svg:stroke-color="#0084d1" draw:marker-start-width="0.276cm" draw:marker-end-width="0.276cm" draw:fill="solid" draw:fill-color="#e6e6e6" draw:textarea-horizontal-align="justify" draw:textarea-vertical-align="bottom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508cm"/>
    </style:style>
    <style:style style:name="gr6" style:family="graphic" style:parent-style-name="objectwithoutfill">
      <style:graphic-properties draw:stroke="dash" draw:stroke-dash="Fine_20_Dashed_20__28_var_29_" svg:stroke-color="#b80047" draw:marker-start="Arrowheads_20_2"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_20__28_var_29_" svg:stroke-color="#6b2394" draw:marker-start="Arrowheads_20_2"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stroke="dash" draw:stroke-dash="Ultrafine_20_Dashed" svg:stroke-color="#000000" draw:marker-start="Arrowheads_20_2"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Ultrafine_20_Dashed" svg:stroke-color="#000000" draw:marker-start="Arrowheads_20_2" draw:marker-end="Arrowheads_20_4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Ultrafine_20_Dashed" svg:stroke-width="0.051cm" svg:stroke-color="#4c4c4c" draw:marker-start="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Ultrafine_20_Dashed" svg:stroke-width="0.051cm" svg:stroke-color="#4c4c4c" draw:marker-start="Arrowheads_20_4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draw:stroke-dash="Fine_20_Dashed_20__28_var_29_" svg:stroke-color="#000000" draw:marker-start="Arrowheads_20_2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draw:stroke-dash="Fine_20_Dashed_20__28_var_29_" svg:stroke-color="#000000" draw:marker-start="" draw:marker-end="Arrowheads_20_4" draw:fill="none" draw:fill-color="#ffffff" fo:min-height="0.508cm"/>
    </style:style>
    <style:style style:name="gr14" style:family="graphic" style:parent-style-name="standard">
      <style:graphic-properties draw:stroke="none" draw:stroke-dash="Fine_20_Dashed_20__28_var_29_" svg:stroke-color="#000000" draw:marker-start="" draw:marker-end="Arrowheads_20_4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" fo:font-size="15pt" style:font-size-asian="15pt" style:font-size-complex="15pt"/>
    </style:style>
    <style:style style:name="P3" style:family="paragraph">
      <style:paragraph-properties fo:line-height="150%" fo:text-align="start"/>
    </style:style>
    <style:style style:name="P4" style:family="paragraph">
      <style:paragraph-properties fo:line-height="150%" fo:text-align="start"/>
      <style:text-properties style:font-name="Droid Sans" fo:font-size="11pt" style:font-size-asian="11pt" style:font-size-complex="11pt"/>
    </style:style>
    <style:style style:name="P5" style:family="paragraph">
      <style:paragraph-properties fo:text-align="start"/>
      <style:text-properties style:font-name="Droid Sans" fo:font-size="11pt" style:font-size-asian="11pt" style:font-size-complex="11pt"/>
    </style:style>
    <style:style style:name="P6" style:family="paragraph">
      <style:paragraph-properties fo:text-align="center"/>
      <style:text-properties fo:color="#000000" style:font-name="Droid Serif" fo:font-size="11pt" style:font-size-asian="11pt" style:font-size-complex="11pt"/>
    </style:style>
    <style:style style:name="P7" style:family="paragraph">
      <style:text-properties fo:font-style="normal" style:font-style-asian="normal" style:font-style-complex="normal"/>
    </style:style>
    <style:style style:name="P8" style:family="paragraph">
      <style:text-properties style:font-name="Droid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text-align="start"/>
    </style:style>
    <style:style style:name="P10" style:family="paragraph">
      <style:paragraph-properties fo:text-align="end"/>
      <style:text-properties fo:color="#b80047" style:font-name="Droid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>
      <style:paragraph-properties fo:text-align="end"/>
      <style:text-properties fo:color="#6b2394" style:font-name="Droid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2" style:family="paragraph">
      <style:paragraph-properties fo:line-height="150%" fo:text-align="center"/>
      <style:text-properties style:font-name="Droid Sans" fo:font-size="11pt" style:font-size-asian="11pt" style:font-size-complex="11pt"/>
    </style:style>
    <style:style style:name="P13" style:family="paragraph">
      <style:paragraph-properties fo:text-align="start"/>
      <style:text-properties fo:font-weight="normal" style:font-weight-asian="normal" style:font-weight-complex="normal"/>
    </style:style>
    <style:style style:name="P14" style:family="paragraph">
      <style:paragraph-properties fo:text-align="start"/>
      <style:text-properties style:font-name="Droid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Droid Sans" fo:font-size="15pt" style:font-size-asian="15pt" style:font-size-complex="15pt"/>
    </style:style>
    <style:style style:name="T2" style:family="text">
      <style:text-properties style:font-name="Droid Sans" fo:font-size="11pt" style:font-size-asian="11pt" style:font-size-complex="11pt"/>
    </style:style>
    <style:style style:name="T3" style:family="text">
      <style:text-properties style:font-name="Droid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style:font-name="Droid Serif" fo:font-size="11pt" fo:font-style="italic" style:font-size-asian="11pt" style:font-style-asian="italic" style:font-size-complex="11pt" style:font-style-complex="italic"/>
    </style:style>
    <style:style style:name="T5" style:family="text">
      <style:text-properties fo:color="#b80047" style:font-name="Droid Sans" fo:font-size="11pt" style:font-size-asian="11pt" style:font-size-complex="11pt"/>
    </style:style>
    <style:style style:name="T6" style:family="text">
      <style:text-properties fo:color="#6b2394" style:font-name="Droid Sans" fo:font-size="11pt" style:font-size-asian="11pt" style:font-size-complex="11pt"/>
    </style:style>
    <style:style style:name="T7" style:family="text">
      <style:text-properties style:font-name="Droid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color="#b80047" style:font-name="Droid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fo:color="#6b2394" style:font-name="Droid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style:font-name="Droid Sans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001cm" svg:height="0.885cm" svg:x="1.889cm" svg:y="16.211cm">
          <draw:text-box>
            <text:p text:style-name="P1"><text:span text:style-name="T1">SSVEP Stimulation Block</text:span></text:p>
          </draw:text-box>
        </draw:frame>
        <draw:custom-shape draw:style-name="gr2" draw:text-style-name="P4" draw:layer="layout" svg:width="17.653cm" svg:height="8.245cm" svg:x="1.927cm" svg:y="1.289cm">
          <text:p text:style-name="P3"><text:span text:style-name="T2">(1) Start SSVEP block in background with </text:span><text:span text:style-name="T3">(f1, f2)</text:span><text:span text:style-name="T2"> as frequency parameters</text:span></text:p>
          <text:p text:style-name="P3"><text:span text:style-name="T2">(2) Start SP block in background</text:span></text:p>
          <text:p text:style-name="P3"><text:span text:style-name="T2">(3) Create a socket connection between this block and SP block</text:span></text:p>
          <text:p text:style-name="P3"><text:span text:style-name="T2">(4) Initialize Emotiv EEG</text:span></text:p>
          <text:p text:style-name="P3"><text:span text:style-name="T2">(5) Execute main BCI loop for </text:span><text:span text:style-name="T3">n_trials</text:span><text:span text:style-name="T2"> times (or infinitely)</text:span></text:p>
          <text:p text:style-name="P3"><text:span text:style-name="T2"><text:tab/></text:span><text:span text:style-name="T2">(a) Acquire resting EEG for </text:span><text:span text:style-name="T4">duration</text:span><text:span text:style-name="T2"> seconds</text:span></text:p>
          <text:p text:style-name="P3"><text:span text:style-name="T2"><text:tab/></text:span><text:span text:style-name="T5">(b) Send signal to SSVEP block to start flickering</text:span></text:p>
          <text:p text:style-name="P3"><text:span text:style-name="T2"><text:tab/></text:span><text:span text:style-name="T2">(c) Acquire SSVEP EEG for </text:span><text:span text:style-name="T4">duration</text:span><text:span text:style-name="T2"> seconds</text:span></text:p>
          <text:p text:style-name="P3"><text:span text:style-name="T2"><text:tab/></text:span><text:span text:style-name="T6">(d) Send signal to SSVEP block to stop flickering</text:span></text:p>
          <text:p text:style-name="P3"><text:span text:style-name="T2"><text:tab/></text:span><text:span text:style-name="T2">(e) Send EEG data to SP block for processing over the 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17.718cm" svg:height="0.885cm" svg:x="1.889cm" svg:y="0.5cm">
          <draw:text-box>
            <text:p text:style-name="P1"><text:span text:style-name="T1">EEG Acquisition (ACK) Block</text:span></text:p>
          </draw:text-box>
        </draw:frame>
        <draw:custom-shape draw:style-name="gr3" draw:text-style-name="P5" xml:id="id2" draw:id="id2" draw:layer="layout" svg:width="8.42cm" svg:height="5.27cm" svg:x="11.16cm" svg:y="10.995cm">
          <text:list text:style-name="L1">
            <text:list-item>
              <text:p text:style-name="P3"><text:span text:style-name="T2">Listen the socket for new EEG data</text:span></text:p>
              <text:p text:style-name="P3"><text:span text:style-name="T2"/></text:p>
              <text:p text:style-name="P3"><text:span text:style-name="T2"/></text:p>
            </text:list-item>
            <text:list-item>
              <text:p text:style-name="P3"><text:span text:style-name="T2">Process EEG data and select</text:span></text:p>
              <text:p text:style-name="P3"><text:span text:style-name="T2">between 2 targets: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8.42cm" svg:height="0.885cm" svg:x="11.16cm" svg:y="16.207cm">
          <draw:text-box>
            <text:p text:style-name="P1"><text:span text:style-name="T1">Signal Processing (SP) Block</text:span></text:p>
          </draw:text-box>
        </draw:frame>
        <draw:custom-shape draw:style-name="gr4" draw:text-style-name="P6" draw:layer="layout" svg:width="0.828cm" svg:height="4.826cm" svg:x="18.517cm" svg:y="7.8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8" draw:layer="layout" svg:width="1.793cm" svg:height="0.758cm" svg:x="17.025cm" svg:y="10.042cm">
          <draw:text-box>
            <text:p text:style-name="P7"><text:span text:style-name="T7">Socket</text:span></text:p>
          </draw:text-box>
        </draw:frame>
        <draw:frame draw:style-name="gr1" draw:text-style-name="P10" draw:layer="layout" svg:width="3.961cm" svg:height="0.885cm" svg:x="2.943cm" svg:y="12.036cm">
          <draw:text-box>
            <text:p text:style-name="P9"><text:span text:style-name="T8">......Signal received</text:span></text:p>
          </draw:text-box>
        </draw:frame>
        <draw:line draw:style-name="gr6" draw:text-style-name="P1" draw:layer="layout" svg:x1="3.251cm" svg:y1="5.788cm" svg:x2="3.251cm" svg:y2="12.519cm">
          <text:p/>
        </draw:line>
        <draw:line draw:style-name="gr7" draw:text-style-name="P1" draw:layer="layout" svg:x1="2.651cm" svg:y1="7.181cm" svg:x2="2.651cm" svg:y2="14.487cm">
          <text:p/>
        </draw:line>
        <draw:frame draw:style-name="gr1" draw:text-style-name="P11" xml:id="id1" draw:id="id1" draw:layer="layout" svg:width="4.318cm" svg:height="0.885cm" svg:x="2.562cm" svg:y="13.983cm">
          <draw:text-box>
            <text:p text:style-name="P9"><text:span text:style-name="T9">.........Signal received</text:span></text:p>
          </draw:text-box>
        </draw:frame>
        <draw:connector draw:style-name="gr8" draw:text-style-name="P1" draw:layer="layout" draw:type="curve" draw:line-skew="1.32cm" svg:x1="6.88cm" svg:y1="14.425cm" svg:x2="8.569cm" svg:y2="11.347cm" draw:start-shape="id1" svg:d="m6880 14425c3622 0 2778-3078 1689-3078" svg:viewBox="0 0 2627 3079">
          <text:p/>
        </draw:connector>
        <draw:custom-shape draw:style-name="gr3" draw:text-style-name="P12" draw:layer="layout" svg:width="8.001cm" svg:height="5.27cm" svg:x="1.889cm" svg:y="10.995cm">
          <text:list text:style-name="L1">
            <text:list-item>
              <text:p text:style-name="P3"><text:span text:style-name="T2">Block until the arrival of a signal</text:span></text:p>
              <text:p text:style-name="P3"><text:span text:style-name="T2"/></text:p>
              <text:p text:style-name="P3"><text:span text:style-name="T2"/></text:p>
            </text:list-item>
            <text:list-item>
              <text:p text:style-name="P3"><text:span text:style-name="T2">Start flickering the LEDs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.88cm" svg:y1="12.261cm" svg:x2="6.88cm" svg:y2="13.217cm">
          <text:p/>
        </draw:line>
        <draw:path draw:style-name="gr10" draw:text-style-name="P1" draw:layer="layout" svg:width="4.844cm" svg:height="1.378cm" svg:x="14.119cm" svg:y="7.584cm" svg:viewBox="0 0 4845 1379" svg:d="m0 236c4845-889 4845 1016 4845 1016v127">
          <text:p/>
        </draw:path>
        <draw:path draw:style-name="gr11" draw:text-style-name="P1" draw:layer="layout" svg:width="1.65cm" svg:height="1.65cm" svg:x="17.294cm" svg:y="11.947cm" svg:viewBox="0 0 1651 1651" svg:d="m0 1541c1805 614 1648-1541 1648-1541">
          <text:p/>
        </draw:path>
        <draw:g>
          <draw:connector draw:style-name="gr12" draw:text-style-name="P1" draw:layer="layout" draw:type="curve" svg:x1="15.519cm" svg:y1="14.16cm" svg:x2="20.004cm" svg:y2="13.815cm" svg:d="m15519 14160c3364 0 1122-345 4485-345" svg:viewBox="0 0 4486 346">
            <text:p/>
          </draw:connector>
          <draw:connector draw:style-name="gr12" draw:text-style-name="P1" draw:layer="layout" draw:type="curve" svg:x1="15.509cm" svg:y1="14.15cm" svg:x2="19.994cm" svg:y2="14.495cm" svg:d="m15509 14150c3363 0 1121 345 4485 345" svg:viewBox="0 0 4486 346">
            <text:p/>
          </draw:connector>
        </draw:g>
        <draw:frame draw:style-name="gr13" draw:text-style-name="P14" draw:layer="layout" svg:width="1.197cm" svg:height="0.758cm" svg:x="19.78cm" svg:y="13.471cm">
          <draw:text-box>
            <text:p text:style-name="P13"><text:span text:style-name="T10">Left</text:span></text:p>
          </draw:text-box>
        </draw:frame>
        <draw:frame draw:style-name="gr14" draw:text-style-name="P14" draw:layer="layout" svg:width="1.332cm" svg:height="0.762cm" svg:x="19.781cm" svg:y="14.157cm">
          <draw:text-box>
            <text:p text:style-name="P13"><text:span text:style-name="T10">Right</text:span></text:p>
          </draw:text-box>
        </draw:frame>
        <draw:connector draw:style-name="gr8" draw:text-style-name="P1" draw:layer="layout" draw:type="curve" svg:x1="11.16cm" svg:y1="13.63cm" svg:x2="11.481cm" svg:y2="11.603cm" draw:start-shape="id2" draw:start-glue-point="3" svg:d="m11160 13630c-751 0-912-2027 321-2027" svg:viewBox="0 0 907 20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1131 1131" svg:d="m0 564 564 567 567-567-567-564z"/>
    <draw:marker draw:name="Arrowheads_20_4" draw:display-name="Arrowheads 4" svg:viewBox="0 0 1131 902" svg:d="m564 0-564 902h1131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9cm" fo:margin-bottom="0.991cm" fo:margin-left="1cm" fo:margin-right="1cm" fo:page-width="21.361cm" fo:page-height="18.2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zan Çağlayan</meta:initial-creator>
    <meta:creation-date>2013-12-30T16:21:24.299749684</meta:creation-date>
    <dc:date>2014-01-02T11:42:31.867577362</dc:date>
    <dc:creator>Ozan Çağlayan</dc:creator>
    <meta:editing-duration>PT1H50M40S</meta:editing-duration>
    <meta:editing-cycles>23</meta:editing-cycles>
    <meta:generator>LibreOffice/4.1.4.2$Linux_X86_64 LibreOffice_project/410$Build-2</meta:generator>
    <meta:document-statistic meta:object-count="22"/>
  </office:meta>
</office:document-meta>
</file>